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ctMatcher.ExactMatch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PatternMatcher.newMatch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PatternMatcher.ExactPatter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Matcher.matches( String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actMatcher.isEx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